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C1981583D88E9E9A.png" manifest:media-type="image/png"/>
  <manifest:file-entry manifest:full-path="Pictures/10000201000000A30000016508AA1B2E69661A77.png" manifest:media-type="image/png"/>
  <manifest:file-entry manifest:full-path="Pictures/10000201000001B9000001211764211A1DAD9833.png" manifest:media-type="image/png"/>
  <manifest:file-entry manifest:full-path="Pictures/10000201000000A300000165C99B0E5BC42C1E0C.png" manifest:media-type="image/png"/>
  <manifest:file-entry manifest:full-path="Pictures/10000201000001B900000121F7234030F1BE5A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cm" svg:stroke-color="#666666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cm" svg:stroke-color="#666666" draw:marker-start-width="0.245cm" draw:marker-end-width="0.245cm" draw:fill="none" draw:fill-color="#ffffff" draw:auto-grow-height="true" draw:auto-grow-width="true" fo:max-height="0cm" fo:min-height="0.556cm" fo:min-width="1.04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0.556cm" fo:min-width="1.268cm"/>
    </style:style>
    <style:style style:name="gr5" style:family="graphic" style:parent-style-name="objectwithoutfill">
      <style:graphic-properties svg:stroke-width="0.03cm" svg:stroke-color="#333333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.37cm" svg:height="3cm" svg:x="13.358cm" svg:y="6.6cm">
            <draw:image xlink:href="Pictures/10000201000000A300000165C99B0E5BC42C1E0C.png" xlink:type="simple" xlink:show="embed" xlink:actuate="onLoad">
              <text:p/>
            </draw:image>
          </draw:frame>
          <draw:frame draw:style-name="gr2" draw:text-style-name="P2" draw:layer="layout" svg:width="1.548cm" svg:height="0.806cm" svg:x="13.211cm" svg:y="9.5cm">
            <draw:text-box>
              <text:p><text:span text:style-name="T1">Peer</text:span></text:p>
            </draw:text-box>
          </draw:frame>
        </draw:g>
        <draw:g>
          <draw:frame draw:style-name="gr3" draw:text-style-name="P1" draw:layer="layout" svg:width="2.919cm" svg:height="1.913cm" svg:x="12.481cm" svg:y="1.6cm">
            <draw:image xlink:href="Pictures/10000201000001B900000121F7234030F1BE5A07.png" xlink:type="simple" xlink:show="embed" xlink:actuate="onLoad">
              <text:p/>
            </draw:image>
          </draw:frame>
          <draw:frame draw:style-name="gr4" draw:text-style-name="P2" draw:layer="layout" svg:width="1.768cm" svg:height="0.806cm" svg:x="13.056cm" svg:y="3.272cm">
            <draw:text-box>
              <text:p><text:span text:style-name="T1">Peer</text:span></text:p>
            </draw:text-box>
          </draw:frame>
        </draw:g>
        <draw:g>
          <draw:frame draw:style-name="gr3" draw:text-style-name="P1" draw:layer="layout" svg:width="2.919cm" svg:height="1.913cm" svg:x="18.631cm" svg:y="1.6cm">
            <draw:image xlink:href="Pictures/10000201000001B9000001211764211A1DAD9833.png" xlink:type="simple" xlink:show="embed" xlink:actuate="onLoad">
              <text:p/>
            </draw:image>
          </draw:frame>
          <draw:frame draw:style-name="gr4" draw:text-style-name="P2" draw:layer="layout" svg:width="1.768cm" svg:height="0.806cm" svg:x="19.206cm" svg:y="3.272cm">
            <draw:text-box>
              <text:p><text:span text:style-name="T1">Peer</text:span></text:p>
            </draw:text-box>
          </draw:frame>
        </draw:g>
        <draw:g>
          <draw:frame draw:style-name="gr1" draw:text-style-name="P1" draw:layer="layout" svg:width="1.37cm" svg:height="3cm" svg:x="19.463cm" svg:y="6.6cm">
            <draw:image xlink:href="Pictures/10000201000000A30000016508AA1B2E69661A77.png" xlink:type="simple" xlink:show="embed" xlink:actuate="onLoad">
              <text:p/>
            </draw:image>
          </draw:frame>
          <draw:frame draw:style-name="gr2" draw:text-style-name="P2" draw:layer="layout" svg:width="1.548cm" svg:height="0.806cm" svg:x="19.316cm" svg:y="9.5cm">
            <draw:text-box>
              <text:p><text:span text:style-name="T1">Peer</text:span></text:p>
            </draw:text-box>
          </draw:frame>
        </draw:g>
        <draw:g>
          <draw:frame draw:style-name="gr3" draw:text-style-name="P1" draw:layer="layout" svg:width="2.919cm" svg:height="1.913cm" svg:x="6.251cm" svg:y="7.828cm">
            <draw:image xlink:href="Pictures/10000201000001B900000121C1981583D88E9E9A.png" xlink:type="simple" xlink:show="embed" xlink:actuate="onLoad">
              <text:p/>
            </draw:image>
          </draw:frame>
          <draw:frame draw:style-name="gr4" draw:text-style-name="P2" draw:layer="layout" svg:width="1.768cm" svg:height="0.806cm" svg:x="6.826cm" svg:y="9.5cm">
            <draw:text-box>
              <text:p><text:span text:style-name="T1">Peer</text:span></text:p>
            </draw:text-box>
          </draw:frame>
        </draw:g>
        <draw:g>
          <draw:frame draw:style-name="gr3" draw:text-style-name="P1" draw:layer="layout" svg:width="2.919cm" svg:height="1.913cm" svg:x="6.251cm" svg:y="1.6cm">
            <draw:image xlink:href="Pictures/10000201000001B9000001211764211A1DAD9833.png" xlink:type="simple" xlink:show="embed" xlink:actuate="onLoad">
              <text:p/>
            </draw:image>
          </draw:frame>
          <draw:frame draw:style-name="gr4" draw:text-style-name="P2" draw:layer="layout" svg:width="1.768cm" svg:height="0.806cm" svg:x="6.826cm" svg:y="3.272cm">
            <draw:text-box>
              <text:p><text:span text:style-name="T1">Peer</text:span></text:p>
            </draw:text-box>
          </draw:frame>
        </draw:g>
        <draw:line draw:style-name="gr5" draw:text-style-name="P1" draw:layer="layout" svg:x1="8.8cm" svg:y1="8.6cm" svg:x2="13.2cm" svg:y2="8.6cm">
          <text:p/>
        </draw:line>
        <draw:line draw:style-name="gr5" draw:text-style-name="P1" draw:layer="layout" svg:x1="14cm" svg:y1="6.4cm" svg:x2="14cm" svg:y2="4cm">
          <text:p/>
        </draw:line>
        <draw:line draw:style-name="gr5" draw:text-style-name="P1" draw:layer="layout" svg:x1="12.8cm" svg:y1="2.4cm" svg:x2="8.8cm" svg:y2="2.4cm">
          <text:p/>
        </draw:line>
        <draw:line draw:style-name="gr5" draw:text-style-name="P1" draw:layer="layout" svg:x1="19cm" svg:y1="2.4cm" svg:x2="15cm" svg:y2="2.4cm">
          <text:p/>
        </draw:line>
        <draw:line draw:style-name="gr5" draw:text-style-name="P1" draw:layer="layout" svg:x1="15cm" svg:y1="8.6cm" svg:x2="19.2cm" svg:y2="8.6cm">
          <text:p/>
        </draw:line>
        <draw:line draw:style-name="gr5" draw:text-style-name="P1" draw:layer="layout" svg:x1="20cm" svg:y1="6.4cm" svg:x2="20cm" svg:y2="4cm">
          <text:p/>
        </draw:line>
        <draw:line draw:style-name="gr5" draw:text-style-name="P1" draw:layer="layout" svg:x1="8.8cm" svg:y1="8cm" svg:x2="13.2cm" svg:y2="3.6cm">
          <text:p/>
        </draw:line>
        <draw:line draw:style-name="gr5" draw:text-style-name="P1" draw:layer="layout" svg:x1="14.6cm" svg:y1="3.6cm" svg:x2="19.2cm" svg:y2="8.4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4T23:01:11.611321383</meta:creation-date>
    <dc:date>2018-02-04T23:46:06.478294730</dc:date>
    <dc:creator>Dennis Schulmeister-Zimolong</dc:creator>
    <meta:editing-duration>PT30M15S</meta:editing-duration>
    <meta:editing-cycles>6</meta:editing-cycles>
    <meta:generator>LibreOffice/5.4.4.2$Linux_X86_64 LibreOffice_project/40m0$Build-2</meta:generator>
    <meta:document-statistic meta:object-count="49"/>
  </office:meta>
</office:document-meta>
</file>